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3C0217B6C5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2" svg:font-family="Ubuntu" style:font-adornments="Regular" style:font-pitch="variable"/>
    <style:font-face style:name="WenQuanYi Micro Hei2" svg:font-family="'WenQuanYi Micro Hei'" style:font-adornments="Regular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" style:font-adornments="Regular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ubuntu-dual-boot-template-subtitle">
      <style:graphic-properties draw:fill-color="#ffffff" draw:auto-grow-height="true" fo:min-height="19.229cm"/>
    </style:style>
    <style:style style:name="pr2" style:family="presentation" style:parent-style-name="ubuntu-dual-boot-template-notes">
      <style:graphic-properties draw:fill-color="#ffffff" draw:auto-grow-height="true" fo:min-height="13.364cm"/>
    </style:style>
    <style:style style:name="pr3" style:family="presentation" style:parent-style-name="ubuntu-dual-boot-template-title">
      <style:graphic-properties fo:min-height="1.703cm"/>
    </style:style>
    <style:style style:name="pr4" style:family="presentation" style:parent-style-name="ubuntu-dual-boot-template-subtitle">
      <style:graphic-properties draw:fill-color="#ffffff" fo:min-height="17.272cm"/>
    </style:style>
    <style:style style:name="pr5" style:family="presentation" style:parent-style-name="ubuntu-dual-boot-template-notes">
      <style:graphic-properties draw:fill-color="#ffffff" fo:min-height="13.364cm"/>
    </style:style>
    <style:style style:name="pr6" style:family="presentation" style:parent-style-name="ubuntu-dual-boot-template-outline1">
      <style:graphic-properties fo:min-height="15.498cm"/>
    </style:style>
    <style:style style:name="pr7" style:family="presentation" style:parent-style-name="ubuntu-dual-boot-template-outline1">
      <style:graphic-properties fo:min-height="7.261cm"/>
    </style:style>
    <style:style style:name="pr8" style:family="presentation" style:parent-style-name="ubuntu-dual-boot-template-outline1">
      <style:graphic-properties fo:min-height="5.558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text-properties fo:font-size="28.1000003814697pt"/>
    </style:style>
    <style:style style:name="P3" style:family="paragraph">
      <style:text-properties fo:font-size="32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</office:automatic-styles>
  <office:body>
    <office:presentation>
      <draw:page draw:name="page1" draw:style-name="dp1" draw:master-page-name="ubuntu-dual-boot-template" presentation:presentation-page-layout-name="AL1T32">
        <office:forms form:automatic-focus="false" form:apply-design-mode="false"/>
        <draw:frame presentation:style-name="pr1" draw:text-style-name="P1" draw:layer="layout" svg:width="25.199cm" svg:height="19.229cm" svg:x="1.4cm" svg:y="0.837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ubuntu-dual-boot-template" presentation:presentation-page-layout-name="AL2T0">
        <office:forms form:automatic-focus="false" form:apply-design-mode="false"/>
        <draw:frame presentation:style-name="pr3" draw:layer="layout" svg:width="25.199cm" svg:height="1.703cm" svg:x="1.4cm" svg:y="0.837cm" presentation:class="title" presentation:placeholder="true">
          <draw:text-box/>
        </draw:frame>
        <draw:frame presentation:style-name="pr4" draw:text-style-name="P3" draw:layer="layout" svg:width="25.199cm" svg:height="17.272cm" svg:x="1.4cm" svg:y="3.048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ubuntu-dual-boot-template" presentation:presentation-page-layout-name="AL3T1">
        <office:forms form:automatic-focus="false" form:apply-design-mode="false"/>
        <draw:frame presentation:style-name="pr3" draw:layer="layout" svg:width="25.199cm" svg:height="1.703cm" svg:x="1.4cm" svg:y="0.837cm" presentation:class="title" presentation:placeholder="true">
          <draw:text-box/>
        </draw:frame>
        <draw:frame presentation:style-name="pr6" draw:layer="layout" svg:width="25.199cm" svg:height="17.272cm" svg:x="1.4cm" svg:y="3.04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ubuntu-dual-boot-template" presentation:presentation-page-layout-name="AL4T14">
        <office:forms form:automatic-focus="false" form:apply-design-mode="false"/>
        <draw:frame presentation:style-name="pr3" draw:layer="layout" svg:width="25.199cm" svg:height="1.703cm" svg:x="1.4cm" svg:y="0.837cm" presentation:class="title" presentation:placeholder="true">
          <draw:text-box/>
        </draw:frame>
        <draw:frame presentation:style-name="pr7" draw:layer="layout" svg:width="25.199cm" svg:height="10.922cm" svg:x="1.4cm" svg:y="3.048cm" presentation:class="outline" presentation:placeholder="true" presentation:user-transformed="true">
          <draw:text-box/>
        </draw:frame>
        <draw:frame presentation:style-name="pr7" draw:layer="layout" svg:width="25.199cm" svg:height="5.842cm" svg:x="1.4cm" svg:y="14.47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ubuntu-dual-boot-template" presentation:presentation-page-layout-name="AL4T14">
        <office:forms form:automatic-focus="false" form:apply-design-mode="false"/>
        <draw:frame presentation:style-name="pr8" draw:layer="layout" svg:width="25.199cm" svg:height="12.7cm" svg:x="1.4cm" svg:y="1.27cm" presentation:class="outline" presentation:placeholder="true" presentation:user-transformed="true">
          <draw:text-box/>
        </draw:frame>
        <draw:frame presentation:style-name="pr8" draw:layer="layout" svg:width="25.199cm" svg:height="5.808cm" svg:x="1.4cm" svg:y="14.51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ubuntu-dual-boot-template" presentation:presentation-page-layout-name="AL4T14">
        <office:forms form:automatic-focus="false" form:apply-design-mode="false"/>
        <draw:frame presentation:style-name="pr8" draw:layer="layout" svg:width="25.199cm" svg:height="9.144cm" svg:x="1.4cm" svg:y="1.27cm" presentation:class="outline" presentation:placeholder="true" presentation:user-transformed="true">
          <draw:text-box/>
        </draw:frame>
        <draw:frame presentation:style-name="pr8" draw:layer="layout" svg:width="25.199cm" svg:height="9.398cm" svg:x="1.4cm" svg:y="10.92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ubuntu-dual-boot-template" presentation:presentation-page-layout-name="AL4T14">
        <office:forms form:automatic-focus="false" form:apply-design-mode="false"/>
        <draw:frame presentation:style-name="pr8" draw:layer="layout" svg:width="25.199cm" svg:height="17.018cm" svg:x="1.4cm" svg:y="1.27cm" presentation:class="outline" presentation:placeholder="true" presentation:user-transformed="true">
          <draw:text-box/>
        </draw:frame>
        <draw:frame presentation:style-name="pr8" draw:text-style-name="P5" draw:layer="layout" svg:width="25.199cm" svg:height="1.524cm" svg:x="1.4cm" svg:y="18.79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ubuntu-dual-boot-template" presentation:presentation-page-layout-name="AL5T3">
        <office:forms form:automatic-focus="false" form:apply-design-mode="false"/>
        <draw:frame presentation:style-name="pr3" draw:layer="layout" svg:width="25.199cm" svg:height="1.703cm" svg:x="1.4cm" svg:y="0.837cm" presentation:class="title" presentation:placeholder="true">
          <draw:text-box/>
        </draw:frame>
        <draw:frame presentation:style-name="pr6" draw:layer="layout" svg:width="12.296cm" svg:height="17.272cm" svg:x="1.4cm" svg:y="3.048cm" presentation:class="outline" presentation:placeholder="true" presentation:user-transformed="true">
          <draw:text-box/>
        </draw:frame>
        <draw:frame presentation:style-name="pr6" draw:layer="layout" svg:width="12.296cm" svg:height="17.272cm" svg:x="14.311cm" svg:y="3.04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ubuntu-dual-boot-template" presentation:presentation-page-layout-name="AL5T3">
        <office:forms form:automatic-focus="false" form:apply-design-mode="false"/>
        <draw:frame presentation:style-name="pr6" draw:layer="layout" svg:width="12.296cm" svg:height="19.05cm" svg:x="1.4cm" svg:y="1.27cm" presentation:class="outline" presentation:placeholder="true" presentation:user-transformed="true">
          <draw:text-box/>
        </draw:frame>
        <draw:frame presentation:style-name="pr6" draw:layer="layout" svg:width="12.296cm" svg:height="19.05cm" svg:x="14.311cm" svg:y="1.27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2" svg:font-family="Ubuntu" style:font-adornments="Regular" style:font-pitch="variable"/>
    <style:font-face style:name="WenQuanYi Micro Hei2" svg:font-family="'WenQuanYi Micro Hei'" style:font-adornments="Regular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" style:font-adornments="Regular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2" style:font-family-asian="'WenQuanYi Micro Hei'" style:font-style-name-asian="Regular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buntu-dual-boot-template-background" style:family="presentation">
      <style:graphic-properties draw:stroke="none" draw:fill="none"/>
      <style:text-properties style:letter-kerning="true"/>
    </style:style>
    <style:style style:name="ubuntu-dual-boot-template-backgroundobjects" style:family="presentation">
      <style:graphic-properties draw:textarea-horizontal-align="justify" draw:shadow="hidden" draw:shadow-offset-x="0.2cm" draw:shadow-offset-y="0.2cm" draw:shadow-color="#808080"/>
      <style:text-properties fo:color="#000080" style:font-name="Ubuntu2" fo:font-family="Ubuntu" style:font-style-name="Regular" style:font-pitch="variable" style:letter-kerning="true" style:font-name-asian="WenQuanYi Micro Hei2" style:font-family-asian="'WenQuanYi Micro Hei'" style:font-style-name-asian="Regular" style:font-pitch-asian="variable"/>
    </style:style>
    <style:style style:name="ubuntu-dual-boot-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Ubuntu2" fo:font-family="Ubuntu" style:font-style-name="Regular" style:font-pitch="variable" fo:font-size="28.1000003814697pt" fo:font-style="normal" fo:text-shadow="none" style:text-underline-style="none" fo:font-weight="normal" style:letter-kerning="true" style:font-name-asian="WenQuanYi Micro Hei2" style:font-family-asian="'WenQuanYi Micro Hei'" style:font-style-name-asian="Regular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buntu-dual-boot-template-outline1" style:family="presentation">
      <style:graphic-properties draw:stroke="none" draw:fill="none" draw:auto-grow-height="false" draw:fit-to-size="shrink-to-fit">
        <text:list-style style:name="ubuntu-dual-boo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WenQuanYi Micro Hei2" style:font-family-asian="'WenQuanYi Micro Hei'" style:font-style-name-asian="Regular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buntu-dual-boot-template-outline2" style:family="presentation" style:parent-style-name="ubuntu-dual-boot-templa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ubuntu-dual-boot-template-outline3" style:family="presentation" style:parent-style-name="ubuntu-dual-boot-templa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ubuntu-dual-boot-template-outline4" style:family="presentation" style:parent-style-name="ubuntu-dual-boot-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ubuntu-dual-boot-template-outline5" style:family="presentation" style:parent-style-name="ubuntu-dual-boot-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buntu-dual-boot-template-outline6" style:family="presentation" style:parent-style-name="ubuntu-dual-boot-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buntu-dual-boot-template-outline7" style:family="presentation" style:parent-style-name="ubuntu-dual-boot-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buntu-dual-boot-template-outline8" style:family="presentation" style:parent-style-name="ubuntu-dual-boot-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buntu-dual-boot-template-outline9" style:family="presentation" style:parent-style-name="ubuntu-dual-boot-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buntu-dual-boot-template-subtitle" style:family="presentation">
      <style:graphic-properties draw:stroke="none" draw:fill="none" draw:textarea-vertical-align="middle">
        <text:list-style style:name="ubuntu-dual-boot-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WenQuanYi Micro Hei2" style:font-family-asian="'WenQuanYi Micro Hei'" style:font-style-name-asian="Regular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buntu-dual-boot-template-title" style:family="presentation">
      <style:graphic-properties draw:stroke="none" draw:fill="none" draw:textarea-vertical-align="middle">
        <text:list-style style:name="ubuntu-dual-boot-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text-line-through-type="none" style:font-name="Ubuntu2" fo:font-family="Ubuntu" style:font-style-name="Regular" style:font-pitch="variable" fo:font-size="30pt" fo:font-style="normal" fo:text-shadow="none" style:text-underline-style="none" fo:font-weight="normal" style:letter-kerning="true" style:font-name-asian="WenQuanYi Micro Hei2" style:font-family-asian="'WenQuanYi Micro Hei'" style:font-style-name-asian="Regular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ubuntu-dual-boo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ubuntu-dual-boot-templa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ubuntu-dual-boot-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color="#dd4814" fo:font-size="14pt" fo:font-style="italic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4814" fo:font-size="14pt" fo:font-style="italic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buntu-dual-boot-template" style:page-layout-name="PM1" draw:style-name="Mdp1">
      <office:forms form:automatic-focus="false" form:apply-design-mode="false"/>
      <draw:frame draw:style-name="Mgr3" draw:text-style-name="MP3" draw:layer="backgroundobjects" svg:width="27.999cm" svg:height="20.998cm" svg:x="0.008cm" svg:y="0.007cm">
        <draw:image xlink:href="Pictures/1000000000000500000003C0217B6C5C.png" xlink:type="simple" xlink:show="embed" xlink:actuate="onLoad">
          <text:p/>
        </draw:image>
      </draw:frame>
      <draw:frame presentation:style-name="ubuntu-dual-boot-template-title" draw:layer="backgroundobjects" svg:width="25.199cm" svg:height="1.703cm" svg:x="1.4cm" svg:y="0.837cm" presentation:class="title" presentation:placeholder="true">
        <draw:text-box/>
      </draw:frame>
      <draw:frame presentation:style-name="ubuntu-dual-boot-template-outline1" draw:layer="backgroundobjects" svg:width="25.199cm" svg:height="15.748cm" svg:x="1.4cm" svg:y="3.04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20.076cm" svg:y="19.131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ubuntu-dual-boot-template-title" draw:layer="backgroundobjects" svg:width="14.848cm" svg:height="11.136cm" svg:x="3.075cm" svg:y="2.257cm" presentation:class="page"/>
        <draw:frame presentation:style-name="ubuntu-dual-boot-templa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xplorer </meta:initial-creator>
    <meta:creation-date>2013-11-25T22:48:10.357287319</meta:creation-date>
    <dc:date>2014-05-25T12:18:48.772023826</dc:date>
    <meta:editing-duration>PT1H14M33S</meta:editing-duration>
    <meta:editing-cycles>47</meta:editing-cycles>
    <meta:generator>LibreOffice/4.2.3.3$Linux_X86_64 LibreOffice_project/420m0$Build-3</meta:generator>
    <meta:document-statistic meta:object-count="59"/>
  </office:meta>
</office:document-meta>
</file>